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font-style="italic"/>
    </style:style>
    <style:style style:name="T2" style:family="text">
      <style:text-properties officeooo:rsid="001430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17. </text:span>Bagi seorang muslim, Allah adalah <text:span text:style-name="T1">ahkamul hakimin</text:span> alias sebaik-baik pemberi ketetapan hukum. Oleh sebab itu ciri orang yang beriman adalah yang patuh kepada ketetapan Allah dan Rasul-Nya. Tidaklah pantas bagi seorang lelaki yang beriman, demikian pula perempuan yang beriman, apabila Allah dan Rasul-Nya telah menetapkan suatu perkara lantas masih ada bagi mereka pilihan yang lain dalam urusan mereka. apabila Allah dan Rasul-Nya telah memutuskan hukum atas suatu perkara, maka tidak boleh bagi seorang pun untuk menyelisihinya dan tidak ada lagi alternatif lain bagi siapapun dalam hal ini, tidak ada lagi pendapat atau ucapan yang benar selain itu.Tunduk kepada hukum Allah, ridha dengan syari’at-Nya, dan kembali kepada al-Kitab dan as-Sunnah ketika terjadi perselisihan merupakan konsekuensi keimanan dan penghambaan kepada Allah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21:45:40.024899760</meta:creation-date>
    <dc:date>2018-03-27T22:03:46.597187741</dc:date>
    <meta:editing-duration>PT7M46S</meta:editing-duration>
    <meta:editing-cycles>1</meta:editing-cycles>
    <meta:document-statistic meta:table-count="0" meta:image-count="0" meta:object-count="0" meta:page-count="1" meta:paragraph-count="1" meta:word-count="120" meta:character-count="839" meta:non-whitespace-character-count="719"/>
    <meta:generator>LibreOffice/6.0.0.3$Linux_X86_64 LibreOffice_project/64a0f66915f38c6217de274f0aa8e15618924765</meta:generator>
  </office:meta>
</office:document-meta>
</file>